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tudent Performance Analysis and Visualization</text:p>
      <text:p text:style-name="Standard"/>
      <text:p text:style-name="Standard">## Project Overview</text:p>
      <text:p text:style-name="Standard">This project analyzes a dataset of student exam performance to uncover patterns and insights. The analysis includes data exploration, visualizations, and optional predictive modeling.</text:p>
      <text:p text:style-name="Standard"/>
      <text:p text:style-name="Standard">*Notebook:* <text:a xlink:type="simple" xlink:href="https://colab.research.google.com/drive/1B1wSna0aCsAvVAKSePRADoMXIzEade4n" text:style-name="ListLabel_20_1" text:visited-style-name="ListLabel_20_1"><text:span text:style-name="T1">student performance analysis &amp;visulization.ipynb</text:span></text:a></text:p>
      <text:p text:style-name="Standard"/>
      <text:p text:style-name="Standard">---</text:p>
      <text:p text:style-name="Standard"/>
      <text:p text:style-name="Standard">## Dataset</text:p>
      <text:p text:style-name="Standard">Dataset used: [Students Performance in Exams (Kaggle)](https://www.kaggle.com/datasets/spscientist/students-performance-in-exams)</text:p>
      <text:p text:style-name="Standard"/>
      <text:p text:style-name="Standard">*Columns:*</text:p>
      <text:p text:style-name="Standard">- gender</text:p>
      <text:p text:style-name="Standard">- race/ethnicity</text:p>
      <text:p text:style-name="Standard">- parental level of education</text:p>
      <text:p text:style-name="Standard">- lunch</text:p>
      <text:p text:style-name="Standard">- test preparation course</text:p>
      <text:p text:style-name="Standard">- math score</text:p>
      <text:p text:style-name="Standard">- reading score</text:p>
      <text:p text:style-name="Standard">- writing score</text:p>
      <text:p text:style-name="Standard"/>
      <text:p text:style-name="Standard">---</text:p>
      <text:p text:style-name="Standard"/>
      <text:p text:style-name="Standard">## Steps Performed</text:p>
      <text:p text:style-name="Standard"><text:soft-page-break/>1. Loaded the dataset using pandas</text:p>
      <text:p text:style-name="Standard">2. Checked for missing values and data types</text:p>
      <text:p text:style-name="Standard">3. Performed exploratory data analysis (EDA)</text:p>
      <text:p text:style-name="Standard">4. Visualized distributions, correlations, and categorical impacts</text:p>
      <text:p text:style-name="Standard">5. Derived insights from the visualizations</text:p>
      <text:p text:style-name="Standard">6. Optional: Predictive analysis using linear regression</text:p>
      <text:p text:style-name="Standard"/>
      <text:p text:style-name="Standard">---</text:p>
      <text:p text:style-name="Standard"/>
      <text:p text:style-name="Standard">## Key Insights</text:p>
      <text:p text:style-name="Standard">- Female students generally perform better in reading and writing.</text:p>
      <text:p text:style-name="Standard">- Test preparation courses improve scores.</text:p>
      <text:p text:style-name="Standard">- Higher parental education correlates with higher student performance.</text:p>
      <text:p text:style-name="Standard">- Math, reading, and writing scores are positively correlated.</text:p>
      <text:p text:style-name="Standard"/>
      <text:p text:style-name="Standard">---</text:p>
      <text:p text:style-name="Standard"/>
      <text:p text:style-name="Standard">## How to Use</text:p>
      <text:p text:style-name="Standard">1. Open the Google Colab notebook.</text:p>
      <text:p text:style-name="Standard">2. Run all cells sequentially.</text:p>
      <text:p text:style-name="Standard">3. Ensure these libraries are installed: pandas, numpy, seaborn, matplotlib, scikit-learn.</text:p>
      <text:p text:style-name="Standard"/>
      <text:p text:style-name="Standard">---</text:p>
      <text:p text:style-name="Standard"/>
      <text:p text:style-name="Standard">## Author</text:p>
      <text:p text:style-name="Standard">- Your Name</text:p>
      <text:p text:style-name="Standard"><text:soft-page-break/>- Kaggle/LinkedIn (optional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9" meta:word-count="191" meta:character-count="1377" meta:non-whitespace-character-count="1225"/>
    <meta:generator>LibreOfficeDev/6.0.5.2$Linux_X86_64 LibreOffice_project/</meta:generator>
  </office:meta>
</office:document-meta>
</file>